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rmMaster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3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1" table:default-cell-style-name="ce2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T1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2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4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5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10</text:p>
          </table:table-cell>
          <table:covered-table-cell table:style-name="ce12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5" calcext:value-type="float">
            <text:p>31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18" calcext:value-type="float">
            <text:p>321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88" calcext:value-type="float">
            <text:p>318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03" calcext:value-type="float">
            <text:p>350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59" calcext:value-type="float">
            <text:p>3659</text:p>
          </table:table-cell>
          <table:table-cell/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09" calcext:value-type="float">
            <text:p>3409</text:p>
          </table:table-cell>
          <table:table-cell/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47" calcext:value-type="float">
            <text:p>3744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702" calcext:value-type="float">
            <text:p>3970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1216" calcext:value-type="float">
            <text:p>4121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7" calcext:value-type="float">
            <text:p>36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74" calcext:value-type="float">
            <text:p>35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49" calcext:value-type="float">
            <text:p>4074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685" calcext:value-type="float">
            <text:p>4068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03" calcext:value-type="float">
            <text:p>2603</text:p>
          </table:table-cell>
          <table:table-cell/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45" calcext:value-type="float">
            <text:p>2845</text:p>
          </table:table-cell>
          <table:table-cell/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42" calcext:value-type="float">
            <text:p>1094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8442" calcext:value-type="float">
            <text:p>844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/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1" calcext:value-type="float">
            <text:p>265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53" calcext:value-type="float">
            <text:p>25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64" calcext:value-type="float">
            <text:p>286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741" calcext:value-type="float">
            <text:p>274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85" calcext:value-type="float">
            <text:p>2985</text:p>
          </table:table-cell>
          <table:table-cell/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5" calcext:value-type="float">
            <text:p>245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8" calcext:value-type="float">
            <text:p>355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29" calcext:value-type="float">
            <text:p>35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83" calcext:value-type="float">
            <text:p>328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7" calcext:value-type="float">
            <text:p>334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522" calcext:value-type="float">
            <text:p>352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81" calcext:value-type="float">
            <text:p>3581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4158" calcext:value-type="float">
            <text:p>415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36" calcext:value-type="float">
            <text:p>313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35" calcext:value-type="float">
            <text:p>313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27" calcext:value-type="float">
            <text:p>3227</text:p>
          </table:table-cell>
          <table:table-cell/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3" calcext:value-type="float">
            <text:p>477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301" calcext:value-type="float">
            <text:p>43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9" calcext:value-type="float">
            <text:p>498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617" calcext:value-type="float">
            <text:p>46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39" calcext:value-type="float">
            <text:p>283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81" calcext:value-type="float">
            <text:p>34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091" calcext:value-type="float">
            <text:p>309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95" calcext:value-type="float">
            <text:p>309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82" calcext:value-type="float">
            <text:p>308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75" calcext:value-type="float">
            <text:p>3075</text:p>
          </table:table-cell>
          <table:table-cell/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6" calcext:value-type="float">
            <text:p>3566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845" calcext:value-type="float">
            <text:p>3845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4079" calcext:value-type="float">
            <text:p>4079</text:p>
          </table:table-cell>
          <table:table-cell/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633" calcext:value-type="float">
            <text:p>386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553" calcext:value-type="float">
            <text:p>405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20" calcext:value-type="float">
            <text:p>312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21" calcext:value-type="float">
            <text:p>4152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963" calcext:value-type="float">
            <text:p>409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78" calcext:value-type="float">
            <text:p>337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54" calcext:value-type="float">
            <text:p>3654</text:p>
          </table:table-cell>
          <table:table-cell/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5" calcext:value-type="float">
            <text:p>395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34" calcext:value-type="float">
            <text:p>313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35" calcext:value-type="float">
            <text:p>3035</text:p>
          </table:table-cell>
          <table:table-cell/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217" calcext:value-type="float">
            <text:p>42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38" calcext:value-type="float">
            <text:p>3938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155" calcext:value-type="float">
            <text:p>315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928" calcext:value-type="float">
            <text:p>4928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269" calcext:value-type="float">
            <text:p>326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99" calcext:value-type="float">
            <text:p>319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8" calcext:value-type="float">
            <text:p>3148</text:p>
          </table:table-cell>
          <table:table-cell/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65" calcext:value-type="float">
            <text:p>28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75" calcext:value-type="float">
            <text:p>317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3" calcext:value-type="float">
            <text:p>359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05" calcext:value-type="float">
            <text:p>390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93" calcext:value-type="float">
            <text:p>329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6" calcext:value-type="float">
            <text:p>412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89" calcext:value-type="float">
            <text:p>3689</text:p>
          </table:table-cell>
          <table:table-cell/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81" calcext:value-type="float">
            <text:p>44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427" calcext:value-type="float">
            <text:p>442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787" calcext:value-type="float">
            <text:p>3787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3812" calcext:value-type="float">
            <text:p>3812</text:p>
          </table:table-cell>
          <table:table-cell/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490" calcext:value-type="float">
            <text:p>4490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4193" calcext:value-type="float">
            <text:p>419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4384" calcext:value-type="float">
            <text:p>4384</text:p>
          </table:table-cell>
          <table:table-cell/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252" calcext:value-type="float">
            <text:p>4252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4686" calcext:value-type="float">
            <text:p>468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float" office:value="4558" calcext:value-type="float">
            <text:p>4558</text:p>
          </table:table-cell>
          <table:table-cell/>
          <table:table-cell office:value-type="percentage" office:value="0.7" calcext:value-type="percentage">
            <text:p>70,00%</text:p>
          </table:table-cell>
          <table:table-cell office:value-type="float" office:value="4494" calcext:value-type="float">
            <text:p>4494</text:p>
          </table:table-cell>
          <table:table-cell/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5" calcext:value-type="float">
            <text:p>66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8045" calcext:value-type="float">
            <text:p>80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93" calcext:value-type="float">
            <text:p>299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67" calcext:value-type="float">
            <text:p>466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7001" calcext:value-type="float">
            <text:p>70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236" calcext:value-type="float">
            <text:p>223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string" calcext:value-type="string">
            <text:p>TEST30N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formula="of:=AVERAGE([.B3:.B35])" office:value-type="percentage" office:value="0.993939393939394" calcext:value-type="percentage">
            <text:p>99,39%</text:p>
          </table:table-cell>
          <table:table-cell table:formula="of:=SUM([.C3:.C35])" office:value-type="float" office:value="272379" calcext:value-type="float">
            <text:p>272379</text:p>
          </table:table-cell>
          <table:table-cell/>
          <table:table-cell table:formula="of:=AVERAGE([.E3:.E35])" office:value-type="percentage" office:value="0.995960606060606" calcext:value-type="percentage">
            <text:p>99,60%</text:p>
          </table:table-cell>
          <table:table-cell table:formula="of:=SUM([.F3:.F35])" office:value-type="float" office:value="275662" calcext:value-type="float">
            <text:p>275662</text:p>
          </table:table-cell>
          <table:table-cell/>
          <table:table-cell table:formula="of:=AVERAGE([.H3:.H35])" office:value-type="percentage" office:value="0.984848484848485" calcext:value-type="percentage">
            <text:p>98,48%</text:p>
          </table:table-cell>
          <table:table-cell table:formula="of:=SUM([.I3:.I35])" office:value-type="float" office:value="145790" calcext:value-type="float">
            <text:p>145790</text:p>
          </table:table-cell>
          <table:table-cell/>
          <table:table-cell table:formula="of:=AVERAGE([.K3:.K35])" office:value-type="percentage" office:value="0.985857575757576" calcext:value-type="percentage">
            <text:p>98,59%</text:p>
          </table:table-cell>
          <table:table-cell table:formula="of:=SUM([.L3:.L35])" office:value-type="float" office:value="108388" calcext:value-type="float">
            <text:p>108388</text:p>
          </table:table-cell>
          <table:table-cell/>
          <table:table-cell table:formula="of:=AVERAGE([.N3:.N35])" office:value-type="percentage" office:value="0.978790909090909" calcext:value-type="percentage">
            <text:p>97,88%</text:p>
          </table:table-cell>
          <table:table-cell table:formula="of:=SUM([.O3:.O35])" office:value-type="float" office:value="111319" calcext:value-type="float">
            <text:p>111319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ocal search rate: 1%</text:p>
          </table:table-cell>
          <table:table-cell table:number-columns-repeated="15"/>
          <table:table-cell office:value-type="string" calcext:value-type="string">
            <text:p>Local search rate: 1%</text:p>
          </table:table-cell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ermOne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3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Default"/>
        <table:table-column table:style-name="co1" table:default-cell-style-name="ce2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T1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2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4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5</text:p>
          </table:table-cell>
          <table:covered-table-cell table:style-name="ce12"/>
          <table:table-cell/>
          <table:table-cell table:style-name="ce3" office:value-type="string" calcext:value-type="string" table:number-columns-spanned="2" table:number-rows-spanned="1">
            <text:p>T10</text:p>
          </table:table-cell>
          <table:covered-table-cell table:style-name="ce12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4" office:value-type="string" calcext:value-type="string">
            <text:p>RATE</text:p>
          </table:table-cell>
          <table:table-cell table:style-name="ce12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4" calcext:value-type="float">
            <text:p>35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02" calcext:value-type="float">
            <text:p>3402</text:p>
          </table:table-cell>
          <table:table-cell/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0" calcext:value-type="float">
            <text:p>361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01" calcext:value-type="float">
            <text:p>35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5" calcext:value-type="float">
            <text:p>33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5" calcext:value-type="float">
            <text:p>31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03" calcext:value-type="float">
            <text:p>320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69" calcext:value-type="float">
            <text:p>326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45" calcext:value-type="float">
            <text:p>41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35" calcext:value-type="float">
            <text:p>4035</text:p>
          </table:table-cell>
          <table:table-cell/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81" calcext:value-type="float">
            <text:p>25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9" calcext:value-type="float">
            <text:p>346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717" calcext:value-type="float">
            <text:p>37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/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06" calcext:value-type="float">
            <text:p>290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37" calcext:value-type="float">
            <text:p>283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/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9" calcext:value-type="float">
            <text:p>29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44" calcext:value-type="float">
            <text:p>294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70" calcext:value-type="float">
            <text:p>297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313" calcext:value-type="float">
            <text:p>231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5" calcext:value-type="float">
            <text:p>334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84" calcext:value-type="float">
            <text:p>318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90" calcext:value-type="float">
            <text:p>309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3" calcext:value-type="float">
            <text:p>4353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836" calcext:value-type="float">
            <text:p>3836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765" calcext:value-type="float">
            <text:p>3765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9" calcext:value-type="float">
            <text:p>358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66" calcext:value-type="float">
            <text:p>336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74" calcext:value-type="float">
            <text:p>31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54" calcext:value-type="float">
            <text:p>3154</text:p>
          </table:table-cell>
          <table:table-cell/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5" calcext:value-type="float">
            <text:p>473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185" calcext:value-type="float">
            <text:p>418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109" calcext:value-type="float">
            <text:p>4109</text:p>
          </table:table-cell>
          <table:table-cell/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71" calcext:value-type="float">
            <text:p>367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535" calcext:value-type="float">
            <text:p>353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42" calcext:value-type="float">
            <text:p>344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60" calcext:value-type="float">
            <text:p>286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99" calcext:value-type="float">
            <text:p>309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73" calcext:value-type="float">
            <text:p>317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13" calcext:value-type="float">
            <text:p>311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2" calcext:value-type="float">
            <text:p>410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995" calcext:value-type="float">
            <text:p>3995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783" calcext:value-type="float">
            <text:p>378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14" calcext:value-type="float">
            <text:p>311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76" calcext:value-type="float">
            <text:p>307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99" calcext:value-type="float">
            <text:p>3199</text:p>
          </table:table-cell>
          <table:table-cell/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91" calcext:value-type="float">
            <text:p>349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87" calcext:value-type="float">
            <text:p>3687</text:p>
          </table:table-cell>
          <table:table-cell/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" calcext:value-type="float">
            <text:p>326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48" calcext:value-type="float">
            <text:p>314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49" calcext:value-type="float">
            <text:p>304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74" calcext:value-type="float">
            <text:p>30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116" calcext:value-type="float">
            <text:p>3116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058" calcext:value-type="float">
            <text:p>305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46" calcext:value-type="float">
            <text:p>304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58" calcext:value-type="float">
            <text:p>3058</text:p>
          </table:table-cell>
          <table:table-cell/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56" calcext:value-type="float">
            <text:p>305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66" calcext:value-type="float">
            <text:p>306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05" calcext:value-type="float">
            <text:p>310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93" calcext:value-type="float">
            <text:p>2993</text:p>
          </table:table-cell>
          <table:table-cell/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81" calcext:value-type="float">
            <text:p>32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53" calcext:value-type="float">
            <text:p>32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4" calcext:value-type="float">
            <text:p>33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59" calcext:value-type="float">
            <text:p>3659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893" calcext:value-type="float">
            <text:p>3893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3663" calcext:value-type="float">
            <text:p>3663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509" calcext:value-type="float">
            <text:p>3509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float" office:value="3244" calcext:value-type="float">
            <text:p>3244</text:p>
          </table:table-cell>
          <table:table-cell/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234" calcext:value-type="float">
            <text:p>4234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4075" calcext:value-type="float">
            <text:p>4075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float" office:value="3817" calcext:value-type="float">
            <text:p>3817</text:p>
          </table:table-cell>
          <table:table-cell/>
          <table:table-cell office:value-type="percentage" office:value="0.5333" calcext:value-type="percentage">
            <text:p>53,33%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188" calcext:value-type="float">
            <text:p>318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93" calcext:value-type="float">
            <text:p>2893</text:p>
          </table:table-cell>
          <table:table-cell/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78" calcext:value-type="float">
            <text:p>307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18" calcext:value-type="float">
            <text:p>3218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EST30N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formula="of:=AVERAGE([.B3:.B35])" office:value-type="percentage" office:value="0.993942424242424" calcext:value-type="percentage">
            <text:p>99,39%</text:p>
          </table:table-cell>
          <table:table-cell table:formula="of:=SUM([.C3:.C35])" office:value-type="float" office:value="110272" calcext:value-type="float">
            <text:p>110272</text:p>
          </table:table-cell>
          <table:table-cell/>
          <table:table-cell table:formula="of:=AVERAGE([.E3:.E35])" office:value-type="percentage" office:value="0.994948484848485" calcext:value-type="percentage">
            <text:p>99,49%</text:p>
          </table:table-cell>
          <table:table-cell table:formula="of:=SUM([.F3:.F35])" office:value-type="float" office:value="108872" calcext:value-type="float">
            <text:p>108872</text:p>
          </table:table-cell>
          <table:table-cell/>
          <table:table-cell table:formula="of:=AVERAGE([.H3:.H35])" office:value-type="percentage" office:value="0.988887878787879" calcext:value-type="percentage">
            <text:p>98,89%</text:p>
          </table:table-cell>
          <table:table-cell table:formula="of:=SUM([.I3:.I35])" office:value-type="float" office:value="107442" calcext:value-type="float">
            <text:p>107442</text:p>
          </table:table-cell>
          <table:table-cell/>
          <table:table-cell table:formula="of:=AVERAGE([.K3:.K35])" office:value-type="percentage" office:value="0.988887878787879" calcext:value-type="percentage">
            <text:p>98,89%</text:p>
          </table:table-cell>
          <table:table-cell table:formula="of:=SUM([.L3:.L35])" office:value-type="float" office:value="106498" calcext:value-type="float">
            <text:p>106498</text:p>
          </table:table-cell>
          <table:table-cell/>
          <table:table-cell table:formula="of:=AVERAGE([.N3:.N35])" office:value-type="percentage" office:value="0.96969696969697" calcext:value-type="percentage">
            <text:p>96,97%</text:p>
          </table:table-cell>
          <table:table-cell table:formula="of:=SUM([.O3:.O35])" office:value-type="float" office:value="105046" calcext:value-type="float">
            <text:p>105046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ocal search rate: 1%</text:p>
          </table:table-cell>
          <table:table-cell table:number-columns-repeated="15"/>
          <table:table-cell office:value-type="string" calcext:value-type="string">
            <text:p>Local search rate: 1%</text:p>
          </table:table-cell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Φύλλο3" table:style-name="ta1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EL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07" calcext:value-type="float">
            <text:p>4407</text:p>
          </table:table-cell>
          <table:table-cell office:value-type="float" office:value="2886" calcext:value-type="float">
            <text:p>2886</text:p>
          </table:table-cell>
          <table:table-cell office:value-type="float" office:value="4154" calcext:value-type="float">
            <text:p>4154</text:p>
          </table:table-cell>
          <table:table-cell office:value-type="float" office:value="2910" calcext:value-type="float">
            <text:p>2910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708" calcext:value-type="float">
            <text:p>9708</text:p>
          </table:table-cell>
          <table:table-cell office:value-type="float" office:value="14830" calcext:value-type="float">
            <text:p>14830</text:p>
          </table:table-cell>
          <table:table-cell office:value-type="float" office:value="15015" calcext:value-type="float">
            <text:p>15015</text:p>
          </table:table-cell>
          <table:table-cell office:value-type="float" office:value="3512" calcext:value-type="float">
            <text:p>3512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179" calcext:value-type="float">
            <text:p>23179</text:p>
          </table:table-cell>
          <table:table-cell office:value-type="float" office:value="27191" calcext:value-type="float">
            <text:p>27191</text:p>
          </table:table-cell>
          <table:table-cell office:value-type="float" office:value="23289" calcext:value-type="float">
            <text:p>23289</text:p>
          </table:table-cell>
          <table:table-cell office:value-type="float" office:value="4097" calcext:value-type="float">
            <text:p>4097</text:p>
          </table:table-cell>
          <table:table-cell office:value-type="float" office:value="4339" calcext:value-type="float">
            <text:p>43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1539" calcext:value-type="float">
            <text:p>41539</text:p>
          </table:table-cell>
          <table:table-cell office:value-type="float" office:value="37760" calcext:value-type="float">
            <text:p>37760</text:p>
          </table:table-cell>
          <table:table-cell office:value-type="float" office:value="39289" calcext:value-type="float">
            <text:p>39289</text:p>
          </table:table-cell>
          <table:table-cell office:value-type="float" office:value="4878" calcext:value-type="float">
            <text:p>4878</text:p>
          </table:table-cell>
          <table:table-cell office:value-type="float" office:value="4984" calcext:value-type="float">
            <text:p>498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957" calcext:value-type="float">
            <text:p>43957</text:p>
          </table:table-cell>
          <table:table-cell office:value-type="float" office:value="44023" calcext:value-type="float">
            <text:p>44023</text:p>
          </table:table-cell>
          <table:table-cell office:value-type="float" office:value="43962" calcext:value-type="float">
            <text:p>43962</text:p>
          </table:table-cell>
          <table:table-cell office:value-type="float" office:value="5676" calcext:value-type="float">
            <text:p>5676</text:p>
          </table:table-cell>
          <table:table-cell office:value-type="float" office:value="5944" calcext:value-type="float">
            <text:p>59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3766" calcext:value-type="float">
            <text:p>43766</text:p>
          </table:table-cell>
          <table:table-cell office:value-type="float" office:value="44231" calcext:value-type="float">
            <text:p>44231</text:p>
          </table:table-cell>
          <table:table-cell office:value-type="float" office:value="44430" calcext:value-type="float">
            <text:p>44430</text:p>
          </table:table-cell>
          <table:table-cell office:value-type="float" office:value="6312" calcext:value-type="float">
            <text:p>6312</text:p>
          </table:table-cell>
          <table:table-cell office:value-type="float" office:value="6349" calcext:value-type="float">
            <text:p>63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5477" calcext:value-type="float">
            <text:p>45477</text:p>
          </table:table-cell>
          <table:table-cell office:value-type="float" office:value="46262" calcext:value-type="float">
            <text:p>46262</text:p>
          </table:table-cell>
          <table:table-cell office:value-type="float" office:value="45489" calcext:value-type="float">
            <text:p>45489</text:p>
          </table:table-cell>
          <table:table-cell office:value-type="float" office:value="7688" calcext:value-type="float">
            <text:p>7688</text:p>
          </table:table-cell>
          <table:table-cell office:value-type="float" office:value="7629" calcext:value-type="float">
            <text:p>762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5874" calcext:value-type="float">
            <text:p>45874</text:p>
          </table:table-cell>
          <table:table-cell office:value-type="float" office:value="47451" calcext:value-type="float">
            <text:p>47451</text:p>
          </table:table-cell>
          <table:table-cell office:value-type="float" office:value="46868" calcext:value-type="float">
            <text:p>46868</text:p>
          </table:table-cell>
          <table:table-cell office:value-type="float" office:value="8845" calcext:value-type="float">
            <text:p>8845</text:p>
          </table:table-cell>
          <table:table-cell office:value-type="float" office:value="9177" calcext:value-type="float">
            <text:p>917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035" calcext:value-type="float">
            <text:p>48035</text:p>
          </table:table-cell>
          <table:table-cell office:value-type="float" office:value="48424" calcext:value-type="float">
            <text:p>48424</text:p>
          </table:table-cell>
          <table:table-cell office:value-type="float" office:value="48132" calcext:value-type="float">
            <text:p>48132</text:p>
          </table:table-cell>
          <table:table-cell office:value-type="float" office:value="10589" calcext:value-type="float">
            <text:p>10589</text:p>
          </table:table-cell>
          <table:table-cell office:value-type="float" office:value="9861" calcext:value-type="float">
            <text:p>98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581" calcext:value-type="float">
            <text:p>50581</text:p>
          </table:table-cell>
          <table:table-cell office:value-type="float" office:value="50144" calcext:value-type="float">
            <text:p>50144</text:p>
          </table:table-cell>
          <table:table-cell office:value-type="float" office:value="49937" calcext:value-type="float">
            <text:p>49937</text:p>
          </table:table-cell>
          <table:table-cell office:value-type="float" office:value="12036" calcext:value-type="float">
            <text:p>12036</text:p>
          </table:table-cell>
          <table:table-cell office:value-type="float" office:value="12083" calcext:value-type="float">
            <text:p>1208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L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07" calcext:value-type="float">
            <text:p>4407</text:p>
          </table:table-cell>
          <table:table-cell office:value-type="float" office:value="2913" calcext:value-type="float">
            <text:p>2913</text:p>
          </table:table-cell>
          <table:table-cell office:value-type="float" office:value="2847" calcext:value-type="float">
            <text:p>2847</text:p>
          </table:table-cell>
          <table:table-cell office:value-type="float" office:value="2910" calcext:value-type="float">
            <text:p>2910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708" calcext:value-type="float">
            <text:p>9708</text:p>
          </table:table-cell>
          <table:table-cell office:value-type="float" office:value="9038" calcext:value-type="float">
            <text:p>9038</text:p>
          </table:table-cell>
          <table:table-cell office:value-type="float" office:value="9486" calcext:value-type="float">
            <text:p>9486</text:p>
          </table:table-cell>
          <table:table-cell office:value-type="float" office:value="3512" calcext:value-type="float">
            <text:p>3512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179" calcext:value-type="float">
            <text:p>23179</text:p>
          </table:table-cell>
          <table:table-cell office:value-type="float" office:value="27568" calcext:value-type="float">
            <text:p>27568</text:p>
          </table:table-cell>
          <table:table-cell office:value-type="float" office:value="26448" calcext:value-type="float">
            <text:p>26448</text:p>
          </table:table-cell>
          <table:table-cell office:value-type="float" office:value="4097" calcext:value-type="float">
            <text:p>4097</text:p>
          </table:table-cell>
          <table:table-cell office:value-type="float" office:value="4339" calcext:value-type="float">
            <text:p>43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1539" calcext:value-type="float">
            <text:p>41539</text:p>
          </table:table-cell>
          <table:table-cell office:value-type="float" office:value="39251" calcext:value-type="float">
            <text:p>39251</text:p>
          </table:table-cell>
          <table:table-cell office:value-type="float" office:value="37877" calcext:value-type="float">
            <text:p>37877</text:p>
          </table:table-cell>
          <table:table-cell office:value-type="float" office:value="4878" calcext:value-type="float">
            <text:p>4878</text:p>
          </table:table-cell>
          <table:table-cell office:value-type="float" office:value="4984" calcext:value-type="float">
            <text:p>498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957" calcext:value-type="float">
            <text:p>43957</text:p>
          </table:table-cell>
          <table:table-cell office:value-type="float" office:value="43962" calcext:value-type="float">
            <text:p>43962</text:p>
          </table:table-cell>
          <table:table-cell office:value-type="float" office:value="43919" calcext:value-type="float">
            <text:p>43919</text:p>
          </table:table-cell>
          <table:table-cell office:value-type="float" office:value="5676" calcext:value-type="float">
            <text:p>5676</text:p>
          </table:table-cell>
          <table:table-cell office:value-type="float" office:value="5944" calcext:value-type="float">
            <text:p>59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3766" calcext:value-type="float">
            <text:p>43766</text:p>
          </table:table-cell>
          <table:table-cell office:value-type="float" office:value="43484" calcext:value-type="float">
            <text:p>43484</text:p>
          </table:table-cell>
          <table:table-cell office:value-type="float" office:value="43562" calcext:value-type="float">
            <text:p>43562</text:p>
          </table:table-cell>
          <table:table-cell office:value-type="float" office:value="6312" calcext:value-type="float">
            <text:p>6312</text:p>
          </table:table-cell>
          <table:table-cell office:value-type="float" office:value="6349" calcext:value-type="float">
            <text:p>63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5477" calcext:value-type="float">
            <text:p>45477</text:p>
          </table:table-cell>
          <table:table-cell office:value-type="float" office:value="45637" calcext:value-type="float">
            <text:p>45637</text:p>
          </table:table-cell>
          <table:table-cell office:value-type="float" office:value="43825" calcext:value-type="float">
            <text:p>43825</text:p>
          </table:table-cell>
          <table:table-cell office:value-type="float" office:value="7688" calcext:value-type="float">
            <text:p>7688</text:p>
          </table:table-cell>
          <table:table-cell office:value-type="float" office:value="7629" calcext:value-type="float">
            <text:p>762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5874" calcext:value-type="float">
            <text:p>45874</text:p>
          </table:table-cell>
          <table:table-cell office:value-type="float" office:value="46745" calcext:value-type="float">
            <text:p>46745</text:p>
          </table:table-cell>
          <table:table-cell office:value-type="float" office:value="47267" calcext:value-type="float">
            <text:p>47267</text:p>
          </table:table-cell>
          <table:table-cell office:value-type="float" office:value="8845" calcext:value-type="float">
            <text:p>8845</text:p>
          </table:table-cell>
          <table:table-cell office:value-type="float" office:value="9177" calcext:value-type="float">
            <text:p>917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035" calcext:value-type="float">
            <text:p>48035</text:p>
          </table:table-cell>
          <table:table-cell office:value-type="float" office:value="48488" calcext:value-type="float">
            <text:p>48488</text:p>
          </table:table-cell>
          <table:table-cell office:value-type="float" office:value="48624" calcext:value-type="float">
            <text:p>48624</text:p>
          </table:table-cell>
          <table:table-cell office:value-type="float" office:value="10589" calcext:value-type="float">
            <text:p>10589</text:p>
          </table:table-cell>
          <table:table-cell office:value-type="float" office:value="9861" calcext:value-type="float">
            <text:p>98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581" calcext:value-type="float">
            <text:p>50581</text:p>
          </table:table-cell>
          <table:table-cell office:value-type="float" office:value="51160" calcext:value-type="float">
            <text:p>51160</text:p>
          </table:table-cell>
          <table:table-cell office:value-type="float" office:value="12535" calcext:value-type="float">
            <text:p>12535</text:p>
          </table:table-cell>
          <table:table-cell office:value-type="float" office:value="12036" calcext:value-type="float">
            <text:p>12036</text:p>
          </table:table-cell>
          <table:table-cell office:value-type="float" office:value="12083" calcext:value-type="float">
            <text:p>12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0:16:21.453379131</meta:creation-date>
    <dc:date>2023-04-12T16:03:30.455147366</dc:date>
    <meta:editing-duration>PT2H8M2S</meta:editing-duration>
    <meta:editing-cycles>16</meta:editing-cycles>
    <meta:generator>LibreOffice/7.5.2.2$Linux_AARCH64 LibreOffice_project/50$Build-2</meta:generator>
    <meta:document-statistic meta:table-count="3" meta:cell-count="982" meta:object-count="0"/>
  </office:meta>
</office:document-meta>
</file>